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0mm" table:align="margins"/>
    </style:style>
    <style:style style:name="Tableau5.A" style:family="table-column">
      <style:table-column-properties style:column-width="170mm" style:rel-column-width="65535*"/>
    </style:style>
    <style:style style:name="Tableau5.A1" style:family="table-cell">
      <style:table-cell-properties fo:padding="0.49mm" fo:border="0.05pt solid #000000" style:writing-mode="page"/>
    </style:style>
    <style:style style:name="Tableau4" style:family="table">
      <style:table-properties style:width="170mm" table:align="margins"/>
    </style:style>
    <style:style style:name="Tableau4.A" style:family="table-column">
      <style:table-column-properties style:column-width="56.67mm" style:rel-column-width="21845*"/>
    </style:style>
    <style:style style:name="Tableau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49mm" fo:border="0.05pt solid #000000" style:writing-mode="page"/>
    </style:style>
    <style:style style:name="Tableau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0mm" table:align="margins"/>
    </style:style>
    <style:style style:name="Thème.A" style:family="table-column">
      <style:table-column-properties style:column-width="170mm" style:rel-column-width="65535*"/>
    </style:style>
    <style:style style:name="Thème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0mm" table:align="margins"/>
    </style:style>
    <style:style style:name="Description.A" style:family="table-column">
      <style:table-column-properties style:column-width="170mm" style:rel-column-width="65535*"/>
    </style:style>
    <style:style style:name="Description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1.2" style:family="table-row">
      <style:table-row-properties style:min-row-height="13.12mm"/>
    </style:style>
    <style:style style:name="Tableau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0.13mm" fo:margin-left="0mm" table:align="left" style:may-break-between-rows="true" table:border-model="collapsing"/>
    </style:style>
    <style:style style:name="Tableau6.A" style:family="table-column">
      <style:table-column-properties style:column-width="93.93mm"/>
    </style:style>
    <style:style style:name="Tableau6.B" style:family="table-column">
      <style:table-column-properties style:column-width="76.2mm"/>
    </style:style>
    <style:style style:name="Tableau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6.2" style:family="table-row">
      <style:table-row-properties style:row-height="14.01mm"/>
    </style:style>
    <style:style style:name="Tableau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4.01mm" fo:keep-together="auto"/>
    </style:style>
    <style:style style:name="Tableau6.8" style:family="table-row">
      <style:table-row-properties style:min-row-height="14.01mm"/>
    </style:style>
    <style:style style:name="Tableau6.9" style:family="table-row">
      <style:table-row-properties style:min-row-height="14.01mm"/>
    </style:style>
    <style:style style:name="Tableau6.10" style:family="table-row">
      <style:table-row-properties style:min-row-height="14.01mm"/>
    </style:style>
    <style:style style:name="Tableau6.11" style:family="table-row">
      <style:table-row-properties style:min-row-height="14.01mm"/>
    </style:style>
    <style:style style:name="Tableau6.12" style:family="table-row">
      <style:table-row-properties style:min-row-height="14.01mm"/>
    </style:style>
    <style:style style:name="Tableau6.13" style:family="table-row">
      <style:table-row-properties style:min-row-height="14.01mm"/>
    </style:style>
    <style:style style:name="Tableau6.14" style:family="table-row">
      <style:table-row-properties style:min-row-height="14.01mm"/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70.13mm"/>
    </style:style>
    <style:style style:name="Tableau3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2f565" officeooo:paragraph-rsid="0022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text-properties fo:language="fr" fo:country="FR" officeooo:rsid="00141375" officeooo:paragraph-rsid="00141375"/>
    </style:style>
    <style:style style:name="P21" style:family="paragraph" style:parent-style-name="Heading_20_3">
      <style:text-properties fo:language="fr" fo:country="F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language="fr" fo:country="FR" officeooo:paragraph-rsid="001688d1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2506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63986" officeooo:paragraph-rsid="002639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872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7295" officeooo:paragraph-rsid="002c4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8fbb4" officeooo:paragraph-rsid="0028f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995b0" officeooo:paragraph-rsid="002995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c4b48" officeooo:paragraph-rsid="002c4b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4" style:family="text">
      <style:text-properties officeooo:rsid="00141375"/>
    </style:style>
    <style:style style:name="T15" style:family="text">
      <style:text-properties officeooo:rsid="001add78"/>
    </style:style>
    <style:style style:name="T16" style:family="text">
      <style:text-properties officeooo:rsid="001b9f47"/>
    </style:style>
    <style:style style:name="T17" style:family="text">
      <style:text-properties officeooo:rsid="001d2492"/>
    </style:style>
    <style:style style:name="T18" style:family="text">
      <style:text-properties officeooo:rsid="0022f565"/>
    </style:style>
    <style:style style:name="T19" style:family="text">
      <style:text-properties officeooo:rsid="0024a6ac"/>
    </style:style>
    <style:style style:name="T20" style:family="text">
      <style:text-properties officeooo:rsid="002506a8"/>
    </style:style>
    <style:style style:name="T21" style:family="text">
      <style:text-properties officeooo:rsid="0026a24f"/>
    </style:style>
    <style:style style:name="T22" style:family="text">
      <style:text-properties fo:font-variant="normal" fo:text-transform="none" fo:background-color="transparent" loext:char-shading-value="0"/>
    </style:style>
    <style:style style:name="T23" style:family="text">
      <style:text-properties style:text-blinking="false"/>
    </style:style>
    <style:style style:name="T24" style:family="text">
      <style:text-properties officeooo:rsid="002995b0"/>
    </style:style>
    <style:style style:name="T25" style:family="text">
      <style:text-properties officeooo:rsid="002a83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<text:span text:style-name="T14">P</text:span>rojet LU2IN002 - 2020-2021</text:h>
      <table:table table:name="Tableau5" table:style-name="Tableau5">
        <table:table-column table:style-name="Tableau5.A"/>
        <table:table-row table:style-name="TableLine139957012416592">
          <table:table-cell table:style-name="Tableau5.A1" office:value-type="string">
            <text:p text:style-name="P20">Numéro du groupe de TD/TME : <text:span text:style-name="T18">3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 table:style-name="TableLine93839770182848">
          <table:table-cell table:style-name="Tableau4.A1" office:value-type="string">
            <text:p text:style-name="P17"><text:span text:style-name="T1">Nom :</text:span> <text:span text:style-name="T18">Tenzer</text:span></text:p>
          </table:table-cell>
          <table:table-cell table:style-name="Tableau4.A1" office:value-type="string">
            <text:p text:style-name="P25"><text:span text:style-name="T1">Nom :</text:span> <text:span text:style-name="T20">Zèbre</text:span></text:p>
          </table:table-cell>
          <table:table-cell table:style-name="Tableau4.C1" office:value-type="string">
            <text:p text:style-name="P17"/>
          </table:table-cell>
        </table:table-row>
        <table:table-row table:style-name="TableLine93839770591440">
          <table:table-cell table:style-name="Tableau4.A2" office:value-type="string">
            <text:p text:style-name="P17"><text:span text:style-name="T1">Prénom :</text:span> <text:span text:style-name="T18">Constantin</text:span></text:p>
          </table:table-cell>
          <table:table-cell table:style-name="Tableau4.A2" office:value-type="string">
            <text:p text:style-name="P25"><text:span text:style-name="T1">Prénom :</text:span> <text:span text:style-name="T20">Lucas</text:span></text:p>
          </table:table-cell>
          <table:table-cell table:style-name="Tableau4.C2" office:value-type="string">
            <text:p text:style-name="P17"/>
          </table:table-cell>
        </table:table-row>
        <table:table-row table:style-name="TableLine93839770592608">
          <table:table-cell table:style-name="Tableau4.A2" office:value-type="string">
            <text:p text:style-name="P17"><text:span text:style-name="T1">N° étudiant :</text:span> <text:span text:style-name="T19">3808713</text:span></text:p>
          </table:table-cell>
          <table:table-cell table:style-name="Tableau4.A2" office:value-type="string">
            <text:p text:style-name="P25"><text:span text:style-name="T1">N° étudiant :</text:span> </text:p>
          </table:table-cell>
          <table:table-cell table:style-name="Tableau4.C2" office:value-type="string">
            <text:p text:style-name="P17"/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3839770531056">
          <table:table-cell table:style-name="Thème.A1" office:value-type="string">
            <text:p text:style-name="P8">Thème choisi (en 2 lignes max.)</text:p>
          </table:table-cell>
        </table:table-row>
        <table:table-row table:style-name="TableLine93839770597952">
          <table:table-cell table:style-name="Thème.A2" office:value-type="string">
            <text:p text:style-name="P18">Équitation : simulation d’un concours de saut d’obstacle</text:p>
            <text:p text:style-name="P14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 table:style-name="TableLine93839770595632">
          <table:table-cell table:style-name="Description.A1" office:value-type="string">
            <text:p text:style-name="P2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 table:style-name="TableLine93839770605728">
          <table:table-cell table:style-name="Description.A2" office:value-type="string">
            <text:p text:style-name="P14"/>
            <text:p text:style-name="P14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3839770600384">
          <table:table-cell table:style-name="Tableau1.A1" office:value-type="string">
            <text:p text:style-name="P2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3"/>
            <text:p text:style-name="P14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Line93839770608160">
          <table:table-cell table:style-name="Tableau6.A1" office:value-type="string">
            <text:p text:style-name="P19">Checklist des contraintes prises en compte:</text:p>
          </table:table-cell>
          <table:table-cell table:style-name="Tableau6.B1" office:value-type="string">
            <text:p text:style-name="P19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 / </text:span><text:span text:style-name="T11">Composition non triviale</text:span></text:p>
          </table:table-cell>
          <table:table-cell table:style-name="Tableau6.B2" office:value-type="string">
            <text:p text:style-name="P30">Manege, Parcours, <text:span text:style-name="T25">TabCavalier</text:span> et Ligne</text:p>
          </table:table-cell>
        </table:table-row>
        <table:table-row table:style-name="Tableau6.2">
          <table:table-cell table:style-name="Tableau6.A2" office:value-type="string">
            <text:p text:style-name="P10">Classe <text:span text:style-name="T16">avec</text:span> <text:span text:style-name="T17">membres et</text:span> méthodes statiques <text:span text:style-name="T21">(utilisation justifiée de static)</text:span></text:p>
          </table:table-cell>
          <table:table-cell table:style-name="Tableau6.B2" office:value-type="string">
            <text:p text:style-name="P33">Obstacle et Plat pour les attributs cpt et number</text:p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32">Obstacle</text:p>
          </table:table-cell>
        </table:table-row>
        <table:table-row table:style-name="Tableau6.2">
          <table:table-cell table:style-name="Tableau6.A2" office:value-type="string">
            <text:p text:style-name="P11">Interface </text:p>
          </table:table-cell>
          <table:table-cell table:style-name="Tableau6.B2" office:value-type="string">
            <text:p text:style-name="P27">ElemManege</text:p>
          </table:table-cell>
        </table:table-row>
        <table:table-row table:style-name="Tableau6.2">
          <table:table-cell table:style-name="Tableau6.A2" office:value-type="string">
            <text:p text:style-name="P12">Classe avec un constructeur par copie ou clone() / <text:span text:style-name="T21">Copie profonde</text:span></text:p>
          </table:table-cell>
          <table:table-cell table:style-name="Tableau6.B2" office:value-type="string">
            <text:p text:style-name="P15"/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32">AbordException, AdjacentException, MemepointException, PlatException</text:p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31">Parcours, Ligne, Auxerre, <text:span text:style-name="T24">Vertical</text:span></text:p>
          </table:table-cell>
        </table:table-row>
        <table:table-row table:style-name="Tableau6.14">
          <table:table-cell table:style-name="Tableau6.A2" office:value-type="string">
            <text:p text:style-name="P22">Utilisation d’<text:span text:style-name="T21">un patern (e.g. singleton)</text:span></text:p>
          </table:table-cell>
          <table:table-cell table:style-name="Tableau6.B2" office:value-type="string">
            <text:p text:style-name="P15">/</text:p>
          </table:table-cell>
        </table:table-row>
        <table:table-row table:style-name="Tableau6.14">
          <table:table-cell table:style-name="Tableau6.A2" office:value-type="string">
            <text:p text:style-name="P22"><text:bookmark text:name="docs-internal-guid-6b94f181-7fff-8e17-cd1d-26d82c5039ac"/><text:span text:style-name="T22">Utilisation d’une bibliothèque/classe extérieure complexe</text:span></text:p>
          </table:table-cell>
          <table:table-cell table:style-name="Tableau6.B2" office:value-type="string">
            <text:p text:style-name="P15">/</text:p>
          </table:table-cell>
        </table:table-row>
        <text:soft-page-break/>
        <table:table-row table:style-name="Tableau6.14">
          <table:table-cell table:style-name="Tableau6.A2" office:value-type="string">
            <text:p text:style-name="P24"><text:bookmark text:name="docs-internal-guid-70c55ca3-7fff-cabf-3a91-798739def39a"/>Interface graphique et/ou interface utilisateur (e.g. gestion dynamique du clavier/souris…)<text:span text:style-name="T23"> </text:span></text:p>
            <text:p text:style-name="P24"/>
          </table:table-cell>
          <table:table-cell table:style-name="Tableau6.B2" office:value-type="string">
            <text:p text:style-name="P15">/</text:p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85191610-7fff-ec22-324a-a61dfcb58d2e"/>Gestion de flux ou de fichiers</text:p>
            <text:p text:style-name="P22"/>
          </table:table-cell>
          <table:table-cell table:style-name="Tableau6.B2" office:value-type="string">
            <text:p text:style-name="P15"/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fe76b530-7fff-0c16-0178-5a0d529a59cf"/>Javadoc complète</text:p>
            <text:p text:style-name="P22"/>
          </table:table-cell>
          <table:table-cell table:style-name="Tableau6.B2" office:value-type="string">
            <text:p text:style-name="P29">Oui</text:p>
          </table:table-cell>
        </table:table-row>
        <table:table-row table:style-name="Tableau6.14">
          <table:table-cell table:style-name="Tableau6.A2" office:value-type="string">
            <text:p text:style-name="P24"><text:bookmark text:name="docs-internal-guid-fa043b37-7fff-2a32-e8e0-13b8b068d3b3"/>Contrainte spécifique<text:span text:style-name="T23"> </text:span></text:p>
            <text:p text:style-name="P22"/>
          </table:table-cell>
          <table:table-cell table:style-name="Tableau6.B2" office:value-type="string">
            <text:p text:style-name="P29">Sans objet</text:p>
          </table:table-cell>
        </table:table-row>
      </table:table>
      <text:p text:style-name="P6"/>
      <table:table table:name="Tableau3" table:style-name="Tableau3">
        <table:table-column table:style-name="Tableau3.A"/>
        <table:table-row table:style-name="TableLine93839770615680">
          <table:table-cell table:style-name="Tableau3.A1" office:value-type="string">
            <text:p text:style-name="P7"><text:span text:style-name="T5">Présentation de votre projet</text:span><text:span text:style-name="T3"> (max. </text:span><text:span text:style-name="T5">2 pages</text:span><text:span text:style-name="T3">) :</text:span><text:span text:style-name="T12"> </text:span><text:span text:style-name="T13">t</text:span><text:span text:style-name="T12">exte libre expliquant en quoi consiste votre projet.</text:span></text:p>
          </table:table-cell>
        </table:table-row>
        <table:table-row table:style-name="TableLine93839770650352">
          <table:table-cell table:style-name="Tableau3.A2" office:value-type="string">
            <text:p text:style-name="P16"/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1-04T18:09:18.863257832</dc:date>
    <meta:editing-duration>PT3H32M19S</meta:editing-duration>
    <meta:editing-cycles>34</meta:editing-cycles>
    <meta:document-statistic meta:table-count="7" meta:image-count="0" meta:object-count="0" meta:page-count="2" meta:paragraph-count="39" meta:word-count="205" meta:character-count="1385" meta:non-whitespace-character-count="1214"/>
  </office:meta>
</office:document-meta>
</file>